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6.094cm" svg:height="0.963cm" svg:x="5.1cm" svg:y="8cm">
          <draw:text-box>
            <text:p>Rim Width = .75mm</text:p>
          </draw:text-box>
        </draw:frame>
        <draw:frame draw:style-name="gr8" draw:layer="layout" svg:width="6.446cm" svg:height="0.963cm" svg:x="4.7cm" svg:y="9.438cm">
          <draw:text-box>
            <text:p>Portion Width = 6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153cm" svg:height="0.963cm" svg:x="4.685cm" svg:y="11.9cm">
          <draw:text-box>
            <text:p>Metal Bar Width = 7mm</text:p>
          </draw:text-box>
        </draw:frame>
        <draw:frame draw:style-name="gr8" draw:layer="layout" svg:width="6.302cm" svg:height="0.963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3cm" svg:x="7.909cm" svg:y="19.738cm">
          <draw:text-box>
            <text:p>Depth = 1.8mm</text:p>
          </draw:text-box>
        </draw:frame>
        <draw:frame draw:style-name="gr19" draw:layer="layout" svg:width="9.612cm" svg:height="0.963cm" svg:x="8.3cm" svg:y="20.5cm">
          <draw:text-box>
            <text:p>Top portion inner length = 32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01T16:23:19.35</dc:date>
    <meta:editing-duration>PT34M30S</meta:editing-duration>
    <meta:editing-cycles>17</meta:editing-cycles>
    <meta:generator>LibreOffice/3.4$Win32 LibreOffice_project/340m1$Build-302</meta:generator>
    <meta:document-statistic meta:object-count="79"/>
  </office:meta>
</office:document-meta>
</file>